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Open Sans" fo:letter-spacing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 fo:background-color="transparent"/>
    </style:style>
    <style:style style:name="T1" style:family="text">
      <style:text-properties style:font-name="Open Sans" fo:letter-spacing="normal" fo:font-weight="normal" loext:padding="0cm" loext:border="none"/>
    </style:style>
    <style:style style:name="T2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3" style:family="text">
      <style:text-properties fo:font-variant="normal" fo:text-transform="none" fo:color="#54595b" loext:opacity="100%" style:font-name="Open Sans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54595b" loext:opacity="100%" style:font-name="Open Sans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54595b" loext:opacity="100%" style:font-name="Open Sans" fo:font-size="13.5pt" fo:letter-spacing="normal" fo:font-style="normal" fo:font-weight="normal" fo:background-color="#ffff00" loext:char-shading-value="0"/>
    </style:style>
    <style:style style:name="T6" style:family="text">
      <style:text-properties fo:font-variant="normal" fo:text-transform="none" fo:color="#54595b" loext:opacity="100%" style:font-name="Open Sans" fo:font-size="13.5pt" fo:letter-spacing="normal" fo:font-style="normal" fo:font-weight="normal" fo:background-color="#ffff00" loext:char-shading-value="0" loext:padding="0cm" loext:border="none"/>
    </style:style>
    <style:style style:name="T7" style:family="text">
      <style:text-properties fo:font-variant="normal" fo:text-transform="none" fo:color="#54595b" loext:opacity="100%" style:font-name="Open Sans" fo:font-size="13.5pt" fo:letter-spacing="normal" fo:font-style="normal" fo:font-weight="normal" fo:background-color="#ffff00" loext:char-shading-value="0" loext:padding="0cm" loext:border="none"/>
    </style:style>
    <style:style style:name="T8" style:family="text">
      <style:text-properties fo:font-variant="normal" fo:text-transform="none" fo:color="#54595b" loext:opacity="100%" style:font-name="Open Sans" fo:font-size="13.5pt" fo:letter-spacing="normal" fo:font-style="normal" fo:font-weight="normal" fo:background-color="#ffff00" loext:char-shading-value="0"/>
    </style:style>
    <style:style style:name="T9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10" style:family="text">
      <style:text-properties fo:font-variant="normal" fo:text-transform="none" fo:color="#54595b" loext:opacity="100%" style:font-name="Open Sans" fo:font-size="13.5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54595b" loext:opacity="100%" style:font-name="Open Sans" fo:font-size="13.5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54595b" loext:opacity="100%" style:font-name="Open Sans" fo:font-size="13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54595b" loext:opacity="100%" style:font-name="Open Sans" fo:font-size="13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style:font-name="Open Sans" fo:font-size="13.5pt" fo:letter-spacing="normal" fo:font-style="normal" fo:font-weight="normal" fo:background-color="transparent" loext:char-shading-value="0"/>
    </style:style>
    <style:style style:name="T15" style:family="text">
      <style:text-properties fo:font-variant="normal" fo:text-transform="none" style:font-name="Open Sans" fo:font-size="13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000000" loext:opacity="100%" style:font-name="Open Sans" fo:font-size="13.5pt" fo:letter-spacing="normal" fo:font-style="normal" fo:font-weight="normal" fo:background-color="transparent" loext:char-shading-value="0"/>
    </style:style>
    <style:style style:name="T17" style:family="text">
      <style:text-properties fo:font-variant="normal" fo:text-transform="none" fo:color="#000000" loext:opacity="100%" style:font-name="Open Sans" fo:font-size="13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letter-spacing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genharia de Prompt</text:p>
      <text:p text:style-name="Text_20_body"/>
      <text:p text:style-name="P2"><text:span text:style-name="T16">Embora não sejam "pré-linhas de código" no sentido técnico, são </text:span><text:span text:style-name="Strong_20_Emphasis"><text:span text:style-name="T17">estratégias e estruturas de linguagem</text:span></text:span><text:span text:style-name="T16"> que funcionam quase como comandos otimizados para o modelo compreender melhor o que você deseja.</text:span></text:p>
      <text:p text:style-name="P7">Por exemplo, a IA tende a responder melhor quando você:</text:p>
      <text:list xml:id="list998754221" text:style-name="L1">
        <text:list-item>
          <text:p text:style-name="P3"><text:span text:style-name="Strong_20_Emphasis"><text:span text:style-name="T17">Fornece contexto claro</text:span></text:span><text:span text:style-name="T16"> (“sou estudante de IA e quero entender como funciona o raciocínio do modelo”)</text:span></text:p>
        </text:list-item>
        <text:list-item>
          <text:p text:style-name="P3"><text:span text:style-name="Strong_20_Emphasis"><text:span text:style-name="T17">Define um objetivo específico</text:span></text:span><text:span text:style-name="T16"> (“explique de forma didática, como se eu tivesse 15 anos”)</text:span></text:p>
        </text:list-item>
        <text:list-item>
          <text:p text:style-name="P4"><text:span text:style-name="Strong_20_Emphasis"><text:span text:style-name="T17">Estrutura o pedido com clareza</text:span></text:span><text:span text:style-name="T16"> (“dê três exemplos com analogias simples”)</text:span></text:p>
        </text:list-item>
      </text:list>
      <text:p text:style-name="P2"><text:span text:style-name="T16">É como se você estivesse conversando com o "código-fonte" da IA de forma mais direta, mesmo sem programar. Essas boas práticas tornam a resposta </text:span><text:span text:style-name="Strong_20_Emphasis"><text:span text:style-name="T17">mais precisa, útil e adequada ao que você busca</text:span></text:span><text:span text:style-name="T16">.</text:span></text:p>
      <text:p text:style-name="P7">Espero ter ajudado.</text:p>
      <text:p text:style-name="P7">Qualquer dúvida que surgir, compartilhe no fórum. Abraços e bons estudos!</text:p>
      <text:p text:style-name="P1"><text:span text:style-name="T18"/></text:p>
      <text:p text:style-name="P1"><text:span text:style-name="T18"/></text:p>
      <text:p text:style-name="P6">Sugestão de conteúdo para você mergulhar ainda mais sobre o tema:</text:p>
      <text:list xml:id="list229379023" text:style-name="L2">
        <text:list-item>
          <text:p text:style-name="P5"><text:a xlink:type="simple" xlink:href="https://cursos.alura.com.br/course/engenharia-prompt-criando-prompts-eficazes-ia-generativa?utm_source=gnarus&amp;utm_medium=timeline" text:style-name="Internet_20_link" text:visited-style-name="Visited_20_Internet_20_Link"><text:span text:style-name="T1">[Curso] - Engenharia de Prompt: criando prompts eficazes para IA Generativa</text:span></text:a></text:p>
        </text:list-item>
        <text:list-item>
          <text:p text:style-name="P5"><text:a xlink:type="simple" xlink:href="https://www.alura.com.br/artigos/engenharia-prompt?utm_source=gnarus&amp;utm_medium=timeline" office:target-frame-name="_blank" xlink:show="new" text:style-name="Internet_20_link" text:visited-style-name="Visited_20_Internet_20_Link"><text:span text:style-name="T1">[Artigo] - O que é Engenharia de Prompt e quais as suas principais técnicas? Aprenda a escrever um bom comando para IA</text:span></text:a></text:p>
        </text:list-item>
        <text:list-item>
          <text:p text:style-name="P5"><text:a xlink:type="simple" xlink:href="https://www.youtube.com/watch?v=NsXfldreSPQ?utm_source=gnarus&amp;utm_medium=timeline" office:target-frame-name="_blank" xlink:show="new" text:style-name="Internet_20_link" text:visited-style-name="Visited_20_Internet_20_Link"><text:span text:style-name="T1">[Vídeo] - ChatGPT e Engenharia de Prompt: Técnicas para o Prompt Perfeito</text:span>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5:49:33.001402376</meta:creation-date>
    <dc:date>2025-09-08T15:50:28.873907125</dc:date>
    <meta:editing-duration>PT5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93" meta:character-count="1156" meta:non-whitespace-character-count="982"/>
  </office:meta>
</office:document-meta>
</file>